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3pt" fo:font-style="normal" officeooo:paragraph-rsid="0009d21c" style:font-size-asian="13pt" style:font-style-asian="normal" style:font-size-complex="13pt" style:font-style-complex="normal"/>
    </style:style>
    <style:style style:name="P2" style:family="paragraph" style:parent-style-name="Standard">
      <style:paragraph-properties fo:text-align="justify" style:justify-single-word="false"/>
      <style:text-properties fo:font-size="13pt" fo:font-style="normal" officeooo:rsid="000b0140" officeooo:paragraph-rsid="000b0140"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fo:font-weight="bold" officeooo:rsid="000b0140" officeooo:paragraph-rsid="000b0140" style:font-size-asian="13pt" style:font-style-asian="normal" style:font-weight-asian="bold" style:font-size-complex="13pt" style:font-style-complex="normal" style:font-weight-complex="bold"/>
    </style:style>
    <style:style style:name="P4" style:family="paragraph" style:parent-style-name="Standard">
      <style:paragraph-properties fo:text-align="justify" style:justify-single-word="false"/>
      <style:text-properties fo:font-size="13pt" officeooo:rsid="0016ed30" officeooo:paragraph-rsid="00163798" style:font-size-asian="13pt" style:font-size-complex="13pt"/>
    </style:style>
    <style:style style:name="P5" style:family="paragraph" style:parent-style-name="Standard">
      <style:paragraph-properties fo:text-align="justify" style:justify-single-word="false"/>
      <style:text-properties fo:color="#000000" fo:font-size="11pt" fo:font-style="normal" style:text-underline-style="none" fo:font-weight="normal" officeooo:paragraph-rsid="0009d21c"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fo:color="#000000" fo:font-size="11pt" fo:font-style="normal" style:text-underline-style="none" fo:font-weight="normal" officeooo:paragraph-rsid="0012f18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fo:font-style="normal" officeooo:rsid="000b0140" officeooo:paragraph-rsid="000b0140" style:font-style-asian="normal" style:font-style-complex="normal"/>
    </style:style>
    <style:style style:name="P8" style:family="paragraph" style:parent-style-name="Standard">
      <style:paragraph-properties fo:text-align="justify" style:justify-single-word="false"/>
      <style:text-properties fo:font-style="normal" fo:font-weight="normal" officeooo:rsid="000b0140" officeooo:paragraph-rsid="000b0140"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ize="11pt" fo:font-style="normal" officeooo:paragraph-rsid="0009d21c" style:font-size-asian="11pt" style:font-style-asian="normal" style:font-size-complex="11pt" style:font-style-complex="normal"/>
    </style:style>
    <style:style style:name="P10" style:family="paragraph" style:parent-style-name="Standard">
      <style:paragraph-properties fo:text-align="justify" style:justify-single-word="false"/>
      <style:text-properties fo:font-size="11pt" fo:font-style="normal" officeooo:paragraph-rsid="0012f185" style:font-size-asian="11pt" style:font-style-asian="normal" style:font-size-complex="11pt" style:font-style-complex="normal"/>
    </style:style>
    <style:style style:name="P11" style:family="paragraph" style:parent-style-name="Standard">
      <style:paragraph-properties fo:text-align="justify" style:justify-single-word="false"/>
      <style:text-properties fo:font-size="11pt" fo:font-style="normal" officeooo:rsid="001a4eac" officeooo:paragraph-rsid="001bbcd1" style:font-size-asian="11pt" style:font-style-asian="normal" style:font-size-complex="11pt" style:font-style-complex="normal"/>
    </style:style>
    <style:style style:name="P12" style:family="paragraph" style:parent-style-name="Standard">
      <style:paragraph-properties fo:text-align="justify" style:justify-single-word="false"/>
      <style:text-properties fo:font-size="11pt" fo:font-style="normal" officeooo:rsid="001657d5" officeooo:paragraph-rsid="001bbcd1" style:font-size-asian="11pt" style:font-style-asian="normal" style:font-size-complex="11pt" style:font-style-complex="normal"/>
    </style:style>
    <style:style style:name="P13" style:family="paragraph" style:parent-style-name="Standard">
      <style:paragraph-properties fo:text-align="justify" style:justify-single-word="false"/>
      <style:text-properties fo:font-size="11pt" fo:font-style="normal" officeooo:rsid="001815ba" officeooo:paragraph-rsid="001efcac" style:font-size-asian="11pt" style:font-style-asian="normal" style:font-size-complex="11pt" style:font-style-complex="normal"/>
    </style:style>
    <style:style style:name="P14" style:family="paragraph" style:parent-style-name="Standard">
      <style:paragraph-properties fo:text-align="justify" style:justify-single-word="false"/>
      <style:text-properties fo:font-size="11pt" fo:font-style="normal" officeooo:rsid="0023f7bd" officeooo:paragraph-rsid="0023f7bd" style:font-size-asian="11pt" style:font-style-asian="normal" style:font-size-complex="11pt" style:font-style-complex="normal"/>
    </style:style>
    <style:style style:name="P15" style:family="paragraph" style:parent-style-name="Standard">
      <style:paragraph-properties fo:text-align="justify" style:justify-single-word="false"/>
      <style:text-properties fo:font-size="11pt" fo:font-style="normal" officeooo:rsid="0025ac6b" officeooo:paragraph-rsid="0025ac6b" style:font-size-asian="11pt" style:font-style-asian="normal" style:font-size-complex="11pt" style:font-style-complex="normal"/>
    </style:style>
    <style:style style:name="P16" style:family="paragraph" style:parent-style-name="Standard">
      <style:paragraph-properties fo:text-align="justify" style:justify-single-word="false"/>
      <style:text-properties fo:font-size="11pt" fo:font-style="normal" officeooo:rsid="0026a6ee" officeooo:paragraph-rsid="0026a6ee"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fo:font-size="11pt" fo:font-style="normal" officeooo:rsid="0026a6ee" officeooo:paragraph-rsid="0027bf48"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fo:font-size="11pt" fo:font-style="normal" officeooo:rsid="0021503c" officeooo:paragraph-rsid="0027bf48"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023f7bd" officeooo:paragraph-rsid="0023f7bd"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02b73c6" officeooo:paragraph-rsid="002b73c6"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fo:font-size="11pt" fo:font-style="normal" style:text-underline-style="solid" style:text-underline-width="auto" style:text-underline-color="font-color" officeooo:rsid="0026a6ee" officeooo:paragraph-rsid="0026a6ee" style:font-size-asian="11pt" style:font-style-asian="normal" style:font-size-complex="11pt" style:font-style-complex="normal"/>
    </style:style>
    <style:style style:name="P22" style:family="paragraph" style:parent-style-name="Standard">
      <style:paragraph-properties fo:text-align="justify" style:justify-single-word="false"/>
      <style:text-properties fo:font-size="11pt" officeooo:paragraph-rsid="001592e2" style:font-size-asian="11pt" style:font-size-complex="11pt"/>
    </style:style>
    <style:style style:name="P23" style:family="paragraph" style:parent-style-name="Standard">
      <style:paragraph-properties fo:text-align="justify" style:justify-single-word="false"/>
      <style:text-properties fo:font-size="11pt" officeooo:paragraph-rsid="002e4633" style:font-size-asian="11pt" style:font-size-complex="11pt"/>
    </style:style>
    <style:style style:name="P24" style:family="paragraph" style:parent-style-name="Standard">
      <style:paragraph-properties fo:text-align="justify" style:justify-single-word="false"/>
      <style:text-properties fo:font-size="11pt" officeooo:paragraph-rsid="00163798" style:font-size-asian="11pt" style:font-size-complex="11pt"/>
    </style:style>
    <style:style style:name="P25" style:family="paragraph" style:parent-style-name="Standard">
      <style:paragraph-properties fo:text-align="justify" style:justify-single-word="false"/>
      <style:text-properties fo:font-size="11pt" officeooo:rsid="00163798" officeooo:paragraph-rsid="002e4633" style:font-size-asian="11pt" style:font-size-complex="11pt"/>
    </style:style>
    <style:style style:name="P26" style:family="paragraph" style:parent-style-name="Standard">
      <style:paragraph-properties fo:text-align="justify" style:justify-single-word="false"/>
      <style:text-properties fo:font-size="11pt" officeooo:rsid="00163798" officeooo:paragraph-rsid="001592e2" style:font-size-asian="11pt" style:font-size-complex="11pt"/>
    </style:style>
    <style:style style:name="P27" style:family="paragraph" style:parent-style-name="Standard">
      <style:paragraph-properties fo:text-align="justify" style:justify-single-word="false"/>
      <style:text-properties fo:font-size="11pt" officeooo:rsid="0013ddf1" officeooo:paragraph-rsid="001bbcd1" style:font-size-asian="11pt" style:font-size-complex="11pt"/>
    </style:style>
    <style:style style:name="P28" style:family="paragraph" style:parent-style-name="Standard">
      <style:paragraph-properties fo:text-align="justify" style:justify-single-word="false"/>
      <style:text-properties fo:font-size="11pt" officeooo:rsid="001815ba" officeooo:paragraph-rsid="001efcac" style:font-size-asian="11pt" style:font-size-complex="11pt"/>
    </style:style>
    <style:style style:name="P29" style:family="paragraph" style:parent-style-name="Standard">
      <style:paragraph-properties fo:text-align="justify" style:justify-single-word="false"/>
      <style:text-properties fo:font-size="11pt" officeooo:rsid="001815ba" officeooo:paragraph-rsid="001ffadd" style:font-size-asian="11pt" style:font-size-complex="11pt"/>
    </style:style>
    <style:style style:name="P30" style:family="paragraph" style:parent-style-name="Standard">
      <style:paragraph-properties fo:text-align="justify" style:justify-single-word="false"/>
      <style:text-properties fo:font-size="11pt" officeooo:rsid="0019bf06" officeooo:paragraph-rsid="0023f7bd" style:font-size-asian="11pt" style:font-size-complex="11pt"/>
    </style:style>
    <style:style style:name="P31" style:family="paragraph" style:parent-style-name="Standard">
      <style:paragraph-properties fo:text-align="justify" style:justify-single-word="false"/>
      <style:text-properties fo:font-size="11pt" officeooo:rsid="001af193" officeooo:paragraph-rsid="0023f7bd" style:font-size-asian="11pt" style:font-size-complex="11pt"/>
    </style:style>
    <style:style style:name="P32" style:family="paragraph" style:parent-style-name="Standard">
      <style:paragraph-properties fo:text-align="justify" style:justify-single-word="false"/>
      <style:text-properties fo:font-size="11pt" officeooo:rsid="001cd329" officeooo:paragraph-rsid="0023f7bd" style:font-size-asian="11pt" style:font-size-complex="11pt"/>
    </style:style>
    <style:style style:name="P33" style:family="paragraph" style:parent-style-name="Standard">
      <style:paragraph-properties fo:text-align="justify" style:justify-single-word="false"/>
      <style:text-properties fo:font-size="11pt" officeooo:rsid="00289170" officeooo:paragraph-rsid="0023f7bd" style:font-size-asian="11pt" style:font-size-complex="11pt"/>
    </style:style>
    <style:style style:name="P34" style:family="paragraph" style:parent-style-name="Standard">
      <style:paragraph-properties fo:text-align="justify" style:justify-single-word="false"/>
      <style:text-properties fo:font-size="11pt" officeooo:rsid="0021503c" officeooo:paragraph-rsid="0027bf48" style:font-size-asian="11pt" style:font-size-complex="11pt"/>
    </style:style>
    <style:style style:name="P35" style:family="paragraph" style:parent-style-name="Standard">
      <style:paragraph-properties fo:text-align="justify" style:justify-single-word="false"/>
      <style:text-properties fo:font-size="16pt" fo:font-style="normal" fo:font-weight="normal" officeooo:rsid="000b0140" officeooo:paragraph-rsid="000b0140"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117255" officeooo:paragraph-rsid="0011725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4pt" fo:font-style="normal" fo:font-weight="normal" officeooo:rsid="000b0140" officeooo:paragraph-rsid="000b0140"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justify" style:justify-single-word="false"/>
      <style:text-properties fo:font-size="13.5pt" fo:font-style="normal" fo:font-weight="normal" officeooo:rsid="000b0140" officeooo:paragraph-rsid="000b0140" style:font-size-asian="13.5pt" style:font-style-asian="normal" style:font-weight-asian="normal" style:font-size-complex="13.5pt" style:font-style-complex="normal" style:font-weight-complex="normal"/>
    </style:style>
    <style:style style:name="P39" style:family="paragraph" style:parent-style-name="Table_20_Contents">
      <style:paragraph-properties fo:text-align="justify" style:justify-single-word="false"/>
      <style:text-properties fo:font-size="11pt" officeooo:rsid="0023f7bd" officeooo:paragraph-rsid="0023f7bd" style:font-size-asian="11pt" style:font-size-complex="11pt"/>
    </style:style>
    <style:style style:name="T1" style:family="text">
      <style:text-properties officeooo:rsid="000b0140"/>
    </style:style>
    <style:style style:name="T2" style:family="text">
      <style:text-properties fo:color="#000000" style:text-underline-style="none" fo:font-weight="normal" style:font-weight-asian="normal" style:font-weight-complex="normal"/>
    </style:style>
    <style:style style:name="T3" style:family="text">
      <style:text-properties fo:color="#000000" style:text-underline-style="none" fo:font-weight="normal" officeooo:rsid="000fca81" style:font-weight-asian="normal" style:font-weight-complex="normal"/>
    </style:style>
    <style:style style:name="T4" style:family="text">
      <style:text-properties fo:color="#000000" style:text-underline-style="none" fo:font-weight="normal" officeooo:rsid="0012f185" style:font-weight-asian="normal" style:font-weight-complex="normal"/>
    </style:style>
    <style:style style:name="T5" style:family="text">
      <style:text-properties fo:color="#000000" style:text-underline-style="none" fo:font-weight="normal" officeooo:rsid="0014430d" style:font-weight-asian="normal" style:font-weight-complex="normal"/>
    </style:style>
    <style:style style:name="T6" style:family="text">
      <style:text-properties fo:color="#000000" style:text-underline-style="none" fo:font-weight="normal" officeooo:rsid="001592e2" style:font-weight-asian="normal" style:font-weight-complex="normal"/>
    </style:style>
    <style:style style:name="T7" style:family="text">
      <style:text-properties fo:color="#000000" style:text-underline-style="none" fo:font-weight="normal" officeooo:rsid="00303fe6" style:font-weight-asian="normal" style:font-weight-complex="normal"/>
    </style:style>
    <style:style style:name="T8" style:family="text">
      <style:text-properties fo:color="#000000" style:text-underline-style="none" fo:font-weight="normal" officeooo:rsid="000b0140" style:font-weight-asian="normal" style:font-weight-complex="normal"/>
    </style:style>
    <style:style style:name="T9" style:family="text">
      <style:text-properties fo:color="#000000" style:text-underline-style="none" fo:font-weight="normal" officeooo:rsid="0011f92f" style:font-weight-asian="normal" style:font-weight-complex="normal"/>
    </style:style>
    <style:style style:name="T10" style:family="text">
      <style:text-properties fo:color="#000000" style:text-underline-style="none" fo:font-weight="normal" officeooo:rsid="002f5615" style:font-weight-asian="normal" style:font-weight-complex="normal"/>
    </style:style>
    <style:style style:name="T11" style:family="text">
      <style:text-properties fo:color="#000000" style:text-underline-style="none" fo:font-weight="normal" officeooo:rsid="0009d21c" style:font-weight-asian="normal" style:font-weight-complex="normal"/>
    </style:style>
    <style:style style:name="T12" style:family="text">
      <style:text-properties fo:color="#000000" fo:font-size="13pt" style:text-underline-style="none" fo:font-weight="normal" style:font-size-asian="13pt" style:font-weight-asian="normal" style:font-size-complex="13pt" style:font-weight-complex="normal"/>
    </style:style>
    <style:style style:name="T13" style:family="text">
      <style:text-properties fo:color="#000000" fo:font-size="13pt" style:text-underline-style="none" fo:font-weight="normal" officeooo:rsid="000b0140" style:font-size-asian="13pt" style:font-weight-asian="normal" style:font-size-complex="13pt" style:font-weight-complex="normal"/>
    </style:style>
    <style:style style:name="T14" style:family="text">
      <style:text-properties fo:color="#000000" fo:font-size="13pt" style:text-underline-style="none" fo:font-weight="normal" officeooo:rsid="0009d21c" style:font-size-asian="13pt" style:font-weight-asian="normal" style:font-size-complex="13pt" style:font-weight-complex="normal"/>
    </style:style>
    <style:style style:name="T15" style:family="text">
      <style:text-properties fo:color="#000000" fo:font-size="13pt" style:text-underline-style="none" fo:font-weight="normal" officeooo:rsid="0011f92f" style:font-size-asian="13pt" style:font-weight-asian="normal" style:font-size-complex="13pt" style:font-weight-complex="normal"/>
    </style:style>
    <style:style style:name="T16" style:family="text">
      <style:text-properties fo:color="#000000" fo:font-size="13pt" style:text-underline-style="none" fo:font-weight="normal" officeooo:rsid="002f5615" style:font-size-asian="13pt" style:font-weight-asian="normal" style:font-size-complex="13pt" style:font-weight-complex="normal"/>
    </style:style>
    <style:style style:name="T17" style:family="text">
      <style:text-properties officeooo:rsid="000cddf2"/>
    </style:style>
    <style:style style:name="T18" style:family="text">
      <style:text-properties officeooo:rsid="000ede6f"/>
    </style:style>
    <style:style style:name="T19" style:family="text">
      <style:text-properties officeooo:rsid="0011f92f"/>
    </style:style>
    <style:style style:name="T20" style:family="text">
      <style:text-properties officeooo:rsid="0012f185"/>
    </style:style>
    <style:style style:name="T21" style:family="text">
      <style:text-properties fo:font-style="normal" officeooo:rsid="001592e2" style:font-size-asian="13pt" style:font-style-asian="normal" style:font-size-complex="13pt" style:font-style-complex="normal"/>
    </style:style>
    <style:style style:name="T22" style:family="text">
      <style:text-properties fo:font-style="normal" officeooo:rsid="001592e2" style:font-style-asian="normal" style:font-style-complex="normal"/>
    </style:style>
    <style:style style:name="T23" style:family="text">
      <style:text-properties fo:font-size="13pt" officeooo:rsid="00163798" style:font-size-asian="13pt" style:font-size-complex="13pt"/>
    </style:style>
    <style:style style:name="T24" style:family="text">
      <style:text-properties fo:font-size="13pt" officeooo:rsid="0016ed30" style:font-size-asian="13pt" style:font-size-complex="13pt"/>
    </style:style>
    <style:style style:name="T25" style:family="text">
      <style:text-properties fo:font-size="13pt" officeooo:rsid="002972ab" style:font-size-asian="13pt" style:font-size-complex="13pt"/>
    </style:style>
    <style:style style:name="T26" style:family="text">
      <style:text-properties fo:font-size="13pt" officeooo:rsid="002ec188" style:font-size-asian="13pt" style:font-size-complex="13pt"/>
    </style:style>
    <style:style style:name="T27" style:family="text">
      <style:text-properties fo:font-size="13pt" officeooo:rsid="00303fe6" style:font-size-asian="13pt" style:font-size-complex="13pt"/>
    </style:style>
    <style:style style:name="T28" style:family="text">
      <style:text-properties style:font-name="Liberation Serif"/>
    </style:style>
    <style:style style:name="T29" style:family="text">
      <style:text-properties style:font-name="Liberation Serif" style:font-size-asian="13pt" style:font-size-complex="13pt"/>
    </style:style>
    <style:style style:name="T30" style:family="text">
      <style:text-properties style:font-name="Liberation Serif" officeooo:rsid="001592e2" style:font-size-asian="13pt" style:font-size-complex="13pt"/>
    </style:style>
    <style:style style:name="T31" style:family="text">
      <style:text-properties style:font-name="Liberation Serif" fo:font-size="13pt" style:font-size-asian="13pt" style:font-size-complex="13pt"/>
    </style:style>
    <style:style style:name="T32" style:family="text">
      <style:text-properties style:font-name="Liberation Serif" fo:font-size="13pt" officeooo:rsid="001592e2" style:font-size-asian="13pt" style:font-size-complex="13pt"/>
    </style:style>
    <style:style style:name="T33" style:family="text">
      <style:text-properties style:font-name="Liberation Serif" officeooo:rsid="001592e2"/>
    </style:style>
    <style:style style:name="T34" style:family="text">
      <style:text-properties officeooo:rsid="000f830b"/>
    </style:style>
    <style:style style:name="T35" style:family="text">
      <style:text-properties officeooo:rsid="0011e8e2"/>
    </style:style>
    <style:style style:name="T36" style:family="text">
      <style:text-properties style:font-name="Courier"/>
    </style:style>
    <style:style style:name="T37" style:family="text">
      <style:text-properties style:font-name="Courier" officeooo:rsid="000f830b"/>
    </style:style>
    <style:style style:name="T38" style:family="text">
      <style:text-properties style:font-name="Courier" officeooo:rsid="0011e8e2"/>
    </style:style>
    <style:style style:name="T39" style:family="text">
      <style:text-properties style:font-name="Courier" officeooo:rsid="0013a4d9"/>
    </style:style>
    <style:style style:name="T40" style:family="text">
      <style:text-properties style:font-name="Courier" officeooo:rsid="00147401"/>
    </style:style>
    <style:style style:name="T41" style:family="text">
      <style:text-properties style:font-name="Courier" officeooo:rsid="001cd329"/>
    </style:style>
    <style:style style:name="T42" style:family="text">
      <style:text-properties style:font-name="Courier" officeooo:rsid="001d109d"/>
    </style:style>
    <style:style style:name="T43" style:family="text">
      <style:text-properties style:font-name="Courier" officeooo:rsid="0027bf48"/>
    </style:style>
    <style:style style:name="T44" style:family="text">
      <style:text-properties style:font-name="Courier" officeooo:rsid="001efcac"/>
    </style:style>
    <style:style style:name="T45" style:family="text">
      <style:text-properties officeooo:rsid="0013a4d9"/>
    </style:style>
    <style:style style:name="T46" style:family="text">
      <style:text-properties officeooo:rsid="001bbcd1"/>
    </style:style>
    <style:style style:name="T47" style:family="text">
      <style:text-properties officeooo:rsid="002c3bf9"/>
    </style:style>
    <style:style style:name="T48" style:family="text">
      <style:text-properties officeooo:rsid="0028792f"/>
    </style:style>
    <style:style style:name="T49" style:family="text">
      <style:text-properties officeooo:rsid="00147401"/>
    </style:style>
    <style:style style:name="T50" style:family="text">
      <style:text-properties officeooo:rsid="001eb583"/>
    </style:style>
    <style:style style:name="T51" style:family="text">
      <style:text-properties officeooo:rsid="001efcac"/>
    </style:style>
    <style:style style:name="T52" style:family="text">
      <style:text-properties officeooo:rsid="001f167f"/>
    </style:style>
    <style:style style:name="T53" style:family="text">
      <style:text-properties officeooo:rsid="002ef29b"/>
    </style:style>
    <style:style style:name="T54" style:family="text">
      <style:text-properties officeooo:rsid="001ffadd"/>
    </style:style>
    <style:style style:name="T55" style:family="text">
      <style:text-properties officeooo:rsid="00217cea"/>
    </style:style>
    <style:style style:name="T56" style:family="text">
      <style:text-properties officeooo:rsid="001af193"/>
    </style:style>
    <style:style style:name="T57" style:family="text">
      <style:text-properties officeooo:rsid="00289170"/>
    </style:style>
    <style:style style:name="T58" style:family="text">
      <style:text-properties officeooo:rsid="001cd329"/>
    </style:style>
    <style:style style:name="T59" style:family="text">
      <style:text-properties officeooo:rsid="001d109d"/>
    </style:style>
    <style:style style:name="T60" style:family="text">
      <style:text-properties officeooo:rsid="003073dc"/>
    </style:style>
    <style:style style:name="T61" style:family="text">
      <style:text-properties officeooo:rsid="0027bf48"/>
    </style:style>
    <style:style style:name="T62" style:family="text">
      <style:text-properties officeooo:rsid="002e4633"/>
    </style:style>
    <style:style style:name="T63" style:family="text">
      <style:text-properties officeooo:rsid="002ed364"/>
    </style:style>
    <style:style style:name="T64" style:family="text">
      <style:text-properties officeooo:rsid="00163798"/>
    </style:style>
    <style:style style:name="T65" style:family="text">
      <style:text-properties officeooo:rsid="00303fe6"/>
    </style:style>
    <style:style style:name="T66" style:family="text">
      <style:text-properties officeooo:rsid="002ec188"/>
    </style:style>
    <style:style style:name="T67" style:family="text">
      <style:text-properties officeooo:rsid="0016ed30"/>
    </style:style>
    <style:style style:name="T68" style:family="text">
      <style:text-properties officeooo:rsid="002972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Linguistics 2: Language and Society</text:p>
      <text:p text:style-name="P36"/>
      <text:p text:style-name="P37">Assignment 4</text:p>
      <text:p text:style-name="P8"/>
      <text:p text:style-name="P38">Sayar Ghosh Roy</text:p>
      <text:p text:style-name="P7"/>
      <text:p text:style-name="P3">1.</text:p>
      <text:p text:style-name="P1"/>
      <text:p text:style-name="P9"><text:span text:style-name="T2">The principle of linguistic relativity </text:span><text:span text:style-name="T8">states</text:span><text:span text:style-name="T2"> that a </text:span><text:span text:style-name="T8">particular </text:span><text:span text:style-name="T9">language </text:span><text:span text:style-name="T2">affects its speakers' </text:span><text:span text:style-name="T9">world view</text:span><text:span text:style-name="T2"> or </text:span><text:span text:style-name="T9">cognition</text:span><text:span text:style-name="T2">. </text:span><text:span text:style-name="T8">This is commonly</text:span><text:span text:style-name="T2"> </text:span><text:span text:style-name="T8">referred to</text:span><text:span text:style-name="T2"> as the Sapir–Whorf hypothesis, or Whorfianism. </text:span><text:span text:style-name="T8">T</text:span><text:span text:style-name="T2">he </text:span><text:span text:style-name="T8">hypothesis</text:span><text:span text:style-name="T2"> is often defined to include two versions. The strong version says that language determines thought and that linguistic categories limit and determine cognitive categories, whereas, the weak version says that linguistic categories and usage only influence thought and decisions. The strong form of the theory is linguistic determinism, which holds that </text:span><text:span text:style-name="T10">a person’s </text:span><text:span text:style-name="T2">language entirely determines the range of </text:span><text:span text:style-name="T10">his/her </text:span><text:span text:style-name="T2"><text:s/>cognitive processes. The hypothesis of linguistic determinism is now generally agreed to be false. Th</text:span><text:span text:style-name="T8">e </text:span><text:span text:style-name="T2">weaker form propos</text:span><text:span text:style-name="T8">es</text:span><text:span text:style-name="T2"> that language provides constraints in some areas of cognition, but that it is by no means determinative. Research on weaker forms has produced positive </text:span><text:span text:style-name="T9">proof</text:span><text:span text:style-name="T2"> for a relationship.</text:span></text:p>
      <text:p text:style-name="P5"/>
      <text:p text:style-name="P5">No <text:span text:style-name="T1">person</text:span> would disagree with the <text:span text:style-name="T1">fact</text:span> that language and thought interact in <text:span text:style-name="T1">various</text:span> significant ways. There <text:span text:style-name="T19">exists</text:span> <text:span text:style-name="T1">a </text:span>great disagreement, however, about the proposition that each specific language has its own influence on the thought and action of its speakers. On <text:span text:style-name="T62">the </text:span>one hand, anyone who has learned more than one language is struck by the many ways in which languages differ from one another. But on the other hand, we expect human beings everywhere to have similar ways of experiencing <text:span text:style-name="T1">and perceiving </text:span>the world.</text:p>
      <text:p text:style-name="P5"/>
      <text:p text:style-name="P5">Comparisons of <text:span text:style-name="T17">multiple</text:span> languages can lead one to pay attention to <text:span text:style-name="T17">language </text:span>universal<text:span text:style-name="T17">s, that is </text:span>the ways in which all languages are similar, and to particular<text:span text:style-name="T18">s which are </text:span>the ways in which each individual language, or type of language, is special <text:span text:style-name="T18">or</text:span> even unique. Linguists and other social scientists interested in <text:span text:style-name="T18">language </text:span>universals have formulated <text:span text:style-name="T18">hypotheses</text:span> to describe and explain human language and human behavior in general terms as species-specific capacities of human beings. However, the <text:span text:style-name="T18">thought</text:span> that different languages may influence thinking <text:span text:style-name="T18">process </text:span>in different ways has been present in many cultures and has given rise to many philosophical treatises. <text:span text:style-name="T18">Since</text:span> it is <text:span text:style-name="T18">really</text:span> difficult to pin down effects of a particular language on a particular thought pattern, this issue remains unresolved. It comes in and out of fashion and often evokes considerable energy in efforts to support or refute it.</text:p>
      <text:p text:style-name="P5"/>
      <text:p text:style-name="P9"><text:span text:style-name="T11">I</text:span><text:span text:style-name="T2">n most cases, human thought and action are overdetermined by </text:span><text:span text:style-name="T9">a large set</text:span><text:span text:style-name="T2"> of causes </text:span><text:span text:style-name="T9">and hence, </text:span><text:span text:style-name="T2">the structure of language may not play a central causal role. Linguistic determinism can best be demonstrated in situations in which language is the principal means of drawing people's attention to a particular aspect of experience. For example, if </text:span><text:span text:style-name="T9">someone</text:span><text:span text:style-name="T2"> regularly speak</text:span><text:span text:style-name="T9">s</text:span><text:span text:style-name="T2"> a language in which </text:span><text:span text:style-name="T9">he/she</text:span><text:span text:style-name="T2"> must pick a form of second-person address that marks </text:span><text:span text:style-name="T9">his/her</text:span><text:span text:style-name="T2"> social relationship to </text:span><text:span text:style-name="T9">the</text:span><text:span text:style-name="T2"> interlocutor, </text:span><text:span text:style-name="T9">one</text:span><text:span text:style-name="T2"> must categorize every person </text:span><text:span text:style-name="T9">he/she</text:span><text:span text:style-name="T2"> talk</text:span><text:span text:style-name="T9">s</text:span><text:span text:style-name="T2"> to in terms of the relevant social dimensions.</text:span></text:p>
      <text:p text:style-name="P5"/>
      <text:p text:style-name="P5">We are th<text:span text:style-name="T19">erefore</text:span> introduced to a new principle of relativity which <text:span text:style-name="T19">states</text:span> that all observers are not led by the same physical evidence to the same <text:span text:style-name="T20">modelling</text:span> of the universe, unless their linguistic backgrounds are similar. We <text:span text:style-name="T20">dissect</text:span> and <text:span text:style-name="T20">rearrange</text:span> the spread and flow of events <text:span text:style-name="T20">across time and space</text:span> <text:span text:style-name="T20">in our own unique ways which is influenced by the languages we know and use.</text:span></text:p>
      <text:p text:style-name="P5"/>
      <text:p text:style-name="P10"><text:span text:style-name="T2">Indo-European languages emphasize time. </text:span><text:span text:style-name="T3">A</text:span><text:span text:style-name="T2">ccording to Whorf, </text:span><text:span text:style-name="T3">t</text:span><text:span text:style-name="T2">he </text:span><text:span text:style-name="T3">omnipresent link </text:span><text:span text:style-name="T2">between language and culture leads to “keeping of diaries, mathematics stimulated by accounting, to calendars, clocks, chroniology, time as used in physics, to the historical attitude, interest in the past, archeology, etc”.</text:span></text:p>
      <text:p text:style-name="P6"/>
      <text:p text:style-name="P10"><text:span text:style-name="T7">As a case study;</text:span><text:span text:style-name="T2"> </text:span><text:span text:style-name="T4">s</text:span><text:span text:style-name="T2">elf-evident distinction between past, present and future </text:span><text:span text:style-name="T4">is completely non existent</text:span><text:span text:style-name="T2"> in the Hopi language. It makes no distinction between tenses, but indicates the validity </text:span><text:span text:style-name="T4">of </text:span><text:span text:style-name="T2">a </text:span><text:span text:style-name="T4">particular </text:span><text:span text:style-name="T2">statement: fact, memory, expectations or custom. There is no difference in Hopi between “</text:span><text:span text:style-name="T5">s</text:span><text:span text:style-name="T2">he runs”, “</text:span><text:span text:style-name="T5">s</text:span><text:span text:style-name="T2">he is running” </text:span><text:span text:style-name="T4">or “</text:span><text:span text:style-name="T5">s</text:span><text:span text:style-name="T2">he ran”; all being rendered by ‘wari’ </text:span><text:span text:style-name="T5">which literally refers to the act of running</text:span><text:span text:style-name="T2">. The Hopi </text:span><text:span text:style-name="T5">language</text:span><text:span text:style-name="T2"> has no general notion or intuition of time as a smooth flowing continuum in which everything in the universe </text:span><text:soft-page-break/><text:span text:style-name="T2">proceeds at an equal rate. Hopi rather distinguishes manifest</text:span><text:span text:style-name="T5">ation:</text:span><text:span text:style-name="T2"> </text:span><text:span text:style-name="T5">everything </text:span><text:span text:style-name="T2">which is </text:span><text:span text:style-name="T5">tangible</text:span><text:span text:style-name="T2"> to the </text:span><text:span text:style-name="T5">human</text:span><text:span text:style-name="T2"> senses with no distinction between present and past. </text:span><text:span text:style-name="T6">The </text:span><text:span text:style-name="T2">Navaho </text:span><text:span text:style-name="T6">language</text:span><text:span text:style-name="T2"> has little development of tenses; the emphasis is upon types of activity, and thus it distinguishes durative, perective, usitative, repetitive, iterative, optative, semifactive, momentaneous, progressive, transitional </text:span><text:span text:style-name="T6">and</text:span><text:span text:style-name="T2"> conative a</text:span>spects of action.</text:p>
      <text:p text:style-name="P10"/>
      <text:p text:style-name="P22"><text:span text:style-name="T22">Thus it is clear that w</text:span><text:span text:style-name="T28">e </text:span><text:span text:style-name="T33">perceive</text:span><text:span text:style-name="T28"> </text:span><text:span text:style-name="T33">our world</text:span><text:span text:style-name="T28"> along lines laid down by our native languages.</text:span></text:p>
      <text:p text:style-name="P23"><text:span text:style-name="T33">Whorf has been quoted saying:</text:span><text:span text:style-name="T28"> “The categories and types that we isolate from the world of phenomena we do not find there because they stare every observer in the face; on the contrary, the world is presented in a kaleidoscopic flux of impressions which has to be organized by our minds and this means largely by the linguistic systems in our minds.” </text:span><text:span text:style-name="T33">He gave the following argument to illustrate his hypothesis: “</text:span><text:span text:style-name="T28">We </text:span><text:span text:style-name="T33">(native</text:span><text:span text:style-name="T28"> speakers </text:span><text:span text:style-name="T33">of English) </text:span><text:span text:style-name="T28">have the same word for falling snow, snow on the ground, snow packed hard like ice; whatever the situation may be. To an Eskimo, this all-inclusive word would be almost unthinkable; he would say that falling snow, slushy snow, and so on, are sensuously and operationally different, different things to contend with; he uses different words for them and for other kinds of snow.</text:span>”</text:p>
      <text:p text:style-name="P25"/>
      <text:p text:style-name="P23"><text:span text:style-name="T64">We do not yet have proper scientific evidence proving the fact languages dramatically affect their speakers’ way of thinking. The thought that one’s language shapes his/her thinking seemed plausible when scientists were in the complete dark regarding how human thought process works or even mechanisms of studying that. Now since cognitive scientists have learned a lot about human thought and perception, there might be a somehwat lesser temptation to relate it to human language.</text:span></text:p>
      <text:p text:style-name="P26"/>
      <text:p text:style-name="P24"><text:span text:style-name="T64">Over the years, meaningful cognitive differences have been demonstrated among people who have words for particular concepts and those who do not. This happens due to two main reasons: the first being that their language does not encode those concepts or because they have not yet understood the relevant words. For a multilingual speaker, his/her first language plays a central role in his/her world view however, it is substantially modifed by his/her knowledge and vocabulary of other languages. We can safely conclude that human language and human thought are interrelated and one cannot isolate the two into disconnected entitites.</text:span></text:p>
      <text:p text:style-name="P4"/>
      <text:p text:style-name="P3">2.</text:p>
      <text:p text:style-name="P2"/>
      <text:p text:style-name="P11">I conducted the study based on the problem statement I submitted in assignment 2 but with modifications to my linguistic variable. I tried to find a <text:span text:style-name="T34">correspondence between the use of [</text:span><text:span text:style-name="T37">snan</text:span><text:span text:style-name="T35">] or [</text:span><text:span text:style-name="T38">chan</text:span><text:span text:style-name="T35">] (meaning: a bath or a shower) among native speakers of Bengali </text:span>on campus, and a binary variable indicating whether they have formally studied the language or not. My hypothesis <text:span text:style-name="T63">being</text:span>: in <text:span text:style-name="T63">a </text:span>class of speakers who have learnt Bengali formally, a higher percentage of [<text:span text:style-name="T36">sn</text:span>] will be witnessed as compared to the other section. My linguistic variable was the use of [<text:span text:style-name="T36">sn</text:span>] or [<text:span text:style-name="T36">ch</text:span>] while my social variable was a binary value indicating formal study of the Bengali language. <text:span text:style-name="T45">I was not really concerned about the person’s gender and I hypothesized that gender will not play a major role in the choice of [</text:span><text:span text:style-name="T39">sn</text:span><text:span text:style-name="T45">] or [</text:span><text:span text:style-name="T39">ch</text:span><text:span text:style-name="T45">]. My sampling of subjects consisted of people residing on campus.</text:span></text:p>
      <text:p text:style-name="P11"/>
      <text:p text:style-name="P27">My method of <text:span text:style-name="T63">data </text:span>collection <text:span text:style-name="T46">was a</text:span> bit tedious. <text:span text:style-name="T48">B</text:span>ut it <text:span text:style-name="T46">was</text:span> not too complex and <text:span text:style-name="T46">was</text:span> worth the effort. I show<text:span text:style-name="T46">ed</text:span> a two minute highly paced up video clip having small snippets of various events such as the sun setting, a baby panda sleeping, a dog barking, a <text:span text:style-name="T49">bell dangling</text:span>, a little boy taking a shower, a black panther, a blue rose, etc. I ask<text:span text:style-name="T46">ed</text:span> the <text:span text:style-name="T47">subjects</text:span> to list as many events as possible in thirty seconds. The time constraint w<text:span text:style-name="T46">as more or less</text:span> sufficient <text:span text:style-name="T46">in order to</text:span> bring out the casual speech of the person as he/she <text:span text:style-name="T46">seemed to</text:span> be actively <text:span text:style-name="T46">concentrating</text:span> <text:span text:style-name="T46">o</text:span>n recalling the events and not on formalizing his/her speech. <text:span text:style-name="T49">The little boy taking a shower was the only human element in the entire video clip and I had reasoned earlier that it should psychologically stand out in the viewer’s mind. Note that I was not stopping after thirty seconds though; I continued to observe and record the responses. Also note: the fact that the data is being recorded was not disclosed to the subject. This was rude but necessary. This wasn’t illegal as I am not and will not share the data in any form. The record is maintained such that if I need the data for analyzing something else in future, I shall not have to go conduct the experiment all over again. The only binary factor I noted down was the use of the form [</text:span><text:span text:style-name="T40">sn</text:span><text:span text:style-name="T49">] or [</text:span><text:span text:style-name="T40">ch</text:span><text:span text:style-name="T49">] while the speaker mentioned the fact that he/she saw a boy taking a shower.</text:span></text:p>
      <text:p text:style-name="P27"/>
      <text:p text:style-name="P12"><text:soft-page-break/>This interview method basically simulate<text:span text:style-name="T50">d</text:span> a game which shift<text:span text:style-name="T50">ed</text:span> the focus from language use to recalling observed <text:span text:style-name="T47">events</text:span> in a highly constrained time frame giving <text:span text:style-name="T50">me</text:span> instant, unornamentalized, completely informal, casual response from <text:span text:style-name="T50">the</text:span> speakers. The video clip w<text:span text:style-name="T50">as </text:span>carefully constructed. <text:span text:style-name="T50">I had a</text:span> few seconds of each snippet and then a follow up snippet showing the same event. For example, <text:span text:style-name="T50">I</text:span> show<text:span text:style-name="T50">ed</text:span> a baby panda sleeping at 0:30 for 4 seconds, <text:span text:style-name="T50">and I </text:span>show<text:span text:style-name="T50">ed</text:span> it again for 3 seconds at 1:27, such that it gets properly embedded in the viewers mind. <text:span text:style-name="T50">I</text:span> include<text:span text:style-name="T50">d</text:span> the boy’s bathing snippet towards the very end <text:span text:style-name="T48">(</text:span>at 1:40 for 5.5 seconds<text:span text:style-name="T48">)</text:span>. <text:span text:style-name="T50">I felt that this</text:span> <text:span text:style-name="T50">will</text:span> give <text:span text:style-name="T50">me</text:span> some ps<text:span text:style-name="T48">y</text:span>chological <text:span text:style-name="T50">boost</text:span> in enhancing the number of events shown in the video which the user can recall correctly, and his/her recalling the fact that he/she saw a boy bathing. <text:span text:style-name="T51">I also played a sound file of continuously repeated heartbeats in the background to enhance the fact that the time constraint is valid and that the subject should hurry up in order to list all the events he/she witnessed.</text:span></text:p>
      <text:p text:style-name="P12"/>
      <text:p text:style-name="P28">The binary <text:span text:style-name="T48">variable</text:span> <text:span text:style-name="T48">involving</text:span> the use of [<text:span text:style-name="T36">sn</text:span>] or [<text:span text:style-name="T36">ch</text:span>] <text:span text:style-name="T51">was</text:span> <text:span text:style-name="T48">noted down</text:span> corresponding to <text:span text:style-name="T48">a</text:span> particular person <text:span text:style-name="T51">along with the binary attribute of whether he/she has learnt Bengali formally, </text:span>as a list. This method is clearly the most sane data preprocessing to perform in the given scenario and has no apparent drawbacks.</text:p>
      <text:p text:style-name="P28">We will also enumerate the number of people using [<text:span text:style-name="T36">sn</text:span>], in each bracket of “<text:span text:style-name="T51">Bengali learnt formally</text:span>”. We therefore have 6 figures to consider:</text:p>
      <text:p text:style-name="P28"/>
      <text:p text:style-name="P29">n1: <text:span text:style-name="T51">N</text:span>umber <text:span text:style-name="T55">o</text:span>f speakers in the sample who have <text:span text:style-name="T51">learnt Bengali formally and used [</text:span><text:span text:style-name="T44">sn</text:span><text:span text:style-name="T51">]</text:span></text:p>
      <text:p text:style-name="P29">n2: <text:span text:style-name="T55">N</text:span>umber of speakers in the sample who have <text:span text:style-name="T54">NOT learnt Bengali formally </text:span>and used [<text:span text:style-name="T36">sn</text:span>]</text:p>
      <text:p text:style-name="P28"/>
      <text:p text:style-name="P28">T1: Total number of speakers in the sample who have <text:span text:style-name="T51">learnt Bengali formally in school</text:span></text:p>
      <text:p text:style-name="P28">T2: Total number of speakers in the sample who have <text:span text:style-name="T54">NOT learnt Bengali formally, ever</text:span></text:p>
      <text:p text:style-name="P28"/>
      <text:p text:style-name="P28">We compute the correspo<text:span text:style-name="T53">n</text:span>ding percentages as:</text:p>
      <text:p text:style-name="P28"/>
      <text:p text:style-name="P13">P<text:span text:style-name="T52">i</text:span> = ( ( ni / Ti ) x 100 ) %<text:tab/>for i = 1, 2 and 3.</text:p>
      <text:p text:style-name="P13"/>
      <text:p text:style-name="P30">A lot of interesting cases can arise from this data and we have to analyze and interpret them accordingly. <text:span text:style-name="T56">We have the following facts about the problem at out disposal:</text:span></text:p>
      <text:p text:style-name="P30"/>
      <text:p text:style-name="P31">1) [<text:span text:style-name="T36">chan</text:span>] is colloquially used by people in conversation while [<text:span text:style-name="T36">snan</text:span>] is the standard word form to express the thought of taking a bath or a shower in Bengali. Many people do use [<text:span text:style-name="T36">snan</text:span>] and not [<text:span text:style-name="T36">chan</text:span>] in everyday conversation and they seem to be the people who are literate and know how to read and write Bengali.</text:p>
      <text:p text:style-name="P31"/>
      <text:p text:style-name="P31">2) [<text:span text:style-name="T36">snan</text:span>] is the word form <text:span text:style-name="T57">which is </text:span>used in Bengali text. In most pieces of Bengali literature <text:span text:style-name="T58">(</text:span>apart from some recent works in which the writer uses some direct speech<text:span text:style-name="T58">)</text:span>, [<text:span text:style-name="T36">snan</text:span>] is the used form <text:span text:style-name="T58">while</text:span> [<text:span text:style-name="T36">chan</text:span>] is <text:span text:style-name="T58">almost </text:span>never used anywhere. <text:span text:style-name="T58">Thus, there seems to be some sort of superiority such that [</text:span><text:span text:style-name="T41">snan</text:span><text:span text:style-name="T58">] emerges as the “more correct” word form referring to bath or shower in standardized Bengali.</text:span></text:p>
      <text:p text:style-name="P31"/>
      <text:p text:style-name="P32">3) However, [<text:span text:style-name="T36">chan</text:span>] is used by a far greater number of people than [<text:span text:style-name="T36">snan</text:span>] is, <text:span text:style-name="T59">in</text:span> daily conversation. This is partly due to the fact that the [<text:span text:style-name="T36">ch</text:span>] consonant sound is much easier to pronounce than [<text:span text:style-name="T36">sn</text:span>]. <text:span text:style-name="T59">[</text:span><text:span text:style-name="T42">ch</text:span><text:span text:style-name="T59">] emerged as a consonantal simplification of [</text:span><text:span text:style-name="T42">sn</text:span><text:span text:style-name="T59">].</text:span></text:p>
      <text:p text:style-name="P32"/>
      <text:p text:style-name="P33">4) Some people do use [<text:span text:style-name="T36">chan</text:span>] in formal as well as informal conversation but when they are asked which is the correct form, they answer that its [<text:span text:style-name="T36">snan</text:span>]. Most people seem to use both the forms in their speech and there does not exist a clear demarkation as to when or where they use a particular form. The usages are more or less in free variation <text:span text:style-name="T60">for most speakers of Bengali (this can also be verified experimentally by interviewing a sufficient number of native speakers of Bengali).</text:span></text:p>
      <text:p text:style-name="P14"/>
      <text:p text:style-name="P19"/>
      <text:p text:style-name="P19"/>
      <text:p text:style-name="P19"/>
      <text:p text:style-name="P19"/>
      <text:p text:style-name="P19"/>
      <text:p text:style-name="P19"/>
      <text:p text:style-name="P19"/>
      <text:p text:style-name="P19"><text:soft-page-break/></text:p>
      <text:p text:style-name="P19">Raw Data Collected:</text:p>
      <text:p text:style-name="P14"/>
      <table:table table:name="Table1" table:style-name="Table1">
        <table:table-column table:style-name="Table1.A" table:number-columns-repeated="3"/>
        <table:table-row>
          <table:table-cell table:style-name="Table1.A1" office:value-type="string">
            <text:p text:style-name="P39">Values</text:p>
          </table:table-cell>
          <table:table-cell table:style-name="Table1.A1" office:value-type="string">
            <text:p text:style-name="P39">Learnt Formally</text:p>
          </table:table-cell>
          <table:table-cell table:style-name="Table1.C1" office:value-type="string">
            <text:p text:style-name="P39">NOT learnt formally</text:p>
          </table:table-cell>
        </table:table-row>
        <table:table-row>
          <table:table-cell table:style-name="Table1.A2" office:value-type="string">
            <text:p text:style-name="P39">Used [<text:span text:style-name="T36">sn</text:span>]</text:p>
          </table:table-cell>
          <table:table-cell table:style-name="Table1.A2" office:value-type="string">
            <text:p text:style-name="P39">11</text:p>
          </table:table-cell>
          <table:table-cell table:style-name="Table1.C2" office:value-type="string">
            <text:p text:style-name="P39">6</text:p>
          </table:table-cell>
        </table:table-row>
        <table:table-row>
          <table:table-cell table:style-name="Table1.A2" office:value-type="string">
            <text:p text:style-name="P39">Used [<text:span text:style-name="T36">ch</text:span>]</text:p>
          </table:table-cell>
          <table:table-cell table:style-name="Table1.A2" office:value-type="string">
            <text:p text:style-name="P39">8</text:p>
          </table:table-cell>
          <table:table-cell table:style-name="Table1.C2" office:value-type="string">
            <text:p text:style-name="P39">7</text:p>
          </table:table-cell>
        </table:table-row>
        <table:table-row>
          <table:table-cell table:style-name="Table1.A2" office:value-type="string">
            <text:p text:style-name="P39">Total</text:p>
          </table:table-cell>
          <table:table-cell table:style-name="Table1.A2" office:value-type="string">
            <text:p text:style-name="P39">19</text:p>
          </table:table-cell>
          <table:table-cell table:style-name="Table1.C2" office:value-type="string">
            <text:p text:style-name="P39">13</text:p>
          </table:table-cell>
        </table:table-row>
      </table:table>
      <text:p text:style-name="P20"/>
      <text:p text:style-name="P20">Computations:</text:p>
      <text:p text:style-name="P14"/>
      <text:p text:style-name="P15">P1 = ( ( 11 / 19 ) x 100 ) %</text:p>
      <text:p text:style-name="P15"><text:s text:c="5"/>= <text:s/>57.89 %</text:p>
      <text:p text:style-name="P15"/>
      <text:p text:style-name="P15">P2 = ( ( 6 / 13 ) x 100 ) %</text:p>
      <text:p text:style-name="P15"><text:s text:c="5"/>= 46.15 %</text:p>
      <text:p text:style-name="P15"/>
      <text:p text:style-name="P21">Conclusion:</text:p>
      <text:p text:style-name="P16"/>
      <text:p text:style-name="P17">There seems to be a correspondence between acquiring Bengali in a formal environment and using the word form [<text:span text:style-name="T36">snan</text:span>] to describe the act of bathing or taking a shower instead of the form [<text:span text:style-name="T36">chan</text:span>]. Note that some speakers who did not acquire Bengali formally used the standard form [<text:span text:style-name="T36">sn</text:span>] and this can be attributed to the fact their parents, from whom they acquired the language had acquired it in a formal setting and thus the form [<text:span text:style-name="T36">sn</text:span>] passed onto their children. A larger dataset over samples not only restricted to the campus would have given us a more accurate understanding of the correlation between our linguistic and social variable. Nevertheless, this minute dataset kind of captures the trend in an academic setting and drives home the point that acquiring Bengali formally which involves some exposure to Bengali literature embeds the fact that the [<text:span text:style-name="T36">sn</text:span>] form is the standard one which should be used in conversation and preferred over [<text:span text:style-name="T36">ch</text:span>], in the mind of a speaker of Bengali. <text:span text:style-name="T61">Intuitively, there seems to be a shift towards the use of [</text:span><text:span text:style-name="T43">ch</text:span><text:span text:style-name="T61">] and exclusion of [</text:span><text:span text:style-name="T43">sn</text:span><text:span text:style-name="T61">] in speech by Bengali speakers and this can be formally verified as a consequence of our experiment conducted over people of various age groups.</text:span></text:p>
      <text:p text:style-name="P34"/>
      <text:p text:style-name="P18">This study raises questions on the validity of language purism and the extent to which it promotes shifts in a particular direction while considering a<text:span text:style-name="T60"> </text:span>particular <text:span text:style-name="T60">linguistic parameter </text:span>of a language. <text:span text:style-name="T57">The fact that languages change over time due to consonantal simplification is well observed and documented in other languages of the world. English is a fine example of this. Evolution of a language based on ease of use, and the corresponding shift which usually ends up in the extinction of one form while the other form takes over in both the written and the spoken forms of the language, is a phenomenon which is currently taking place for Bengali and the shift direction is pretty apparent. Therefore, this study provides us relevant insights into larger issues in social and psychological linguistics and can be generalized further to obtain intuition about similar phenomena in other languages of the world. Thus, the results of the experiment confirms my hypothesis and provides a base for further analysis of the phenomena using other detours and more specific machin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6:20:04.395712928</meta:creation-date>
    <dc:date>2020-06-27T19:25:27.489491692</dc:date>
    <meta:editing-duration>PT13H36M44S</meta:editing-duration>
    <meta:editing-cycles>27</meta:editing-cycles>
    <meta:generator>LibreOffice/5.1.6.2$Linux_X86_64 LibreOffice_project/10m0$Build-2</meta:generator>
    <meta:document-statistic meta:table-count="1" meta:image-count="0" meta:object-count="0" meta:page-count="4" meta:paragraph-count="53" meta:word-count="2533" meta:character-count="15003" meta:non-whitespace-character-count="12512"/>
  </office:meta>
</office:document-meta>
</file>